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8.482cm" svg:height="21.498cm" svg:x="6.34cm" svg:y="0.113cm">
            <draw:object draw:notify-on-update-of-ranges="Sheet1.B1:Sheet1.B1 Sheet1.C1:Sheet1.C40 Sheet1.A1:Sheet1.A40 Sheet1.B41:Sheet1.B41 Sheet1.C41:Sheet1.C80 Sheet1.A41:Sheet1.A80 Sheet1.B81:Sheet1.B81 Sheet1.C81:Sheet1.C120 Sheet1.A81:Sheet1.A120 Sheet1.B201:Sheet1.B201 Sheet1.C201:Sheet1.C240 Sheet1.A201:Sheet1.A2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106" calcext:value-type="float">
            <text:p>5.1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099" calcext:value-type="float">
            <text:p>5.0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558" calcext:value-type="float">
            <text:p>5.5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.098" calcext:value-type="float">
            <text:p>5.09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844" calcext:value-type="float">
            <text:p>5.8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362" calcext:value-type="float">
            <text:p>5.36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607" calcext:value-type="float">
            <text:p>5.6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841" calcext:value-type="float">
            <text:p>5.8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12" calcext:value-type="float">
            <text:p>6.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37" calcext:value-type="float">
            <text:p>6.33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19" calcext:value-type="float">
            <text:p>6.31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26" calcext:value-type="float">
            <text:p>6.32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6.342" calcext:value-type="float">
            <text:p>6.3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7.083" calcext:value-type="float">
            <text:p>7.0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7.108" calcext:value-type="float">
            <text:p>7.1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6.513" calcext:value-type="float">
            <text:p>6.5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6.516" calcext:value-type="float">
            <text:p>6.51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7.102" calcext:value-type="float">
            <text:p>7.1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967" calcext:value-type="float">
            <text:p>6.9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7.253" calcext:value-type="float">
            <text:p>7.2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666" calcext:value-type="float">
            <text:p>6.6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699" calcext:value-type="float">
            <text:p>6.6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6.961" calcext:value-type="float">
            <text:p>6.96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6.852" calcext:value-type="float">
            <text:p>6.85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7.477" calcext:value-type="float">
            <text:p>7.47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7.392" calcext:value-type="float">
            <text:p>7.39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6.851" calcext:value-type="float">
            <text:p>6.8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172" calcext:value-type="float">
            <text:p>7.17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001" calcext:value-type="float">
            <text:p>7.00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014" calcext:value-type="float">
            <text:p>7.01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7.006" calcext:value-type="float">
            <text:p>7.00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798" calcext:value-type="float">
            <text:p>7.7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768" calcext:value-type="float">
            <text:p>7.7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229" calcext:value-type="float">
            <text:p>7.22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526" calcext:value-type="float">
            <text:p>7.52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7.218" calcext:value-type="float">
            <text:p>7.2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26" calcext:value-type="float">
            <text:p>1.3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13" calcext:value-type="float">
            <text:p>2.6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45" calcext:value-type="float">
            <text:p>3.8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32" calcext:value-type="float">
            <text:p>3.8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47" calcext:value-type="float">
            <text:p>3.8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39" calcext:value-type="float">
            <text:p>3.8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.844" calcext:value-type="float">
            <text:p>3.84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64" calcext:value-type="float">
            <text:p>4.16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53" calcext:value-type="float">
            <text:p>4.15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62" calcext:value-type="float">
            <text:p>4.16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39" calcext:value-type="float">
            <text:p>4.43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29" calcext:value-type="float">
            <text:p>4.42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63" calcext:value-type="float">
            <text:p>4.46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4.438" calcext:value-type="float">
            <text:p>4.43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59" calcext:value-type="float">
            <text:p>4.75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42" calcext:value-type="float">
            <text:p>4.74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35" calcext:value-type="float">
            <text:p>4.73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43" calcext:value-type="float">
            <text:p>4.74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4.733" calcext:value-type="float">
            <text:p>4.7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62" calcext:value-type="float">
            <text:p>2.36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74" calcext:value-type="float">
            <text:p>2.3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.358" calcext:value-type="float">
            <text:p>2.35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09" calcext:value-type="float">
            <text:p>2.60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04" calcext:value-type="float">
            <text:p>2.60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18" calcext:value-type="float">
            <text:p>2.61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2.612" calcext:value-type="float">
            <text:p>2.61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87" calcext:value-type="float">
            <text:p>2.88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73" calcext:value-type="float">
            <text:p>2.87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87" calcext:value-type="float">
            <text:p>2.88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2.891" calcext:value-type="float">
            <text:p>2.8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62" calcext:value-type="float">
            <text:p>1.2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3" calcext:value-type="float">
            <text:p>1.6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891" calcext:value-type="float">
            <text:p>1.89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06" calcext:value-type="float">
            <text:p>2.40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23" calcext:value-type="float">
            <text:p>2.4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312" calcext:value-type="float">
            <text:p>1.3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0" calcext:value-type="float">
            <text:p>5000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4" calcext:value-type="float">
            <text:p>1.18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.985" calcext:value-type="float">
            <text:p>1.985</text:p>
          </table:table-cell>
        </table:table-row>
      </table:table>
      <table:named-expressions/>
      <table:database-ranges>
        <table:database-range table:name="__Anonymous_Sheet_DB__0" table:target-range-address="Sheet1.A1:Sheet1.C24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08:28:47.415472270</dc:date>
    <meta:document-statistic meta:table-count="1" meta:cell-count="7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483cm" svg:height="21.499cm" xlink:href=".." xlink:type="simple" chart:class="chart:scatter" chart:style-name="ch1">
        <chart:title svg:x="17.623cm" svg:y="0.565cm" chart:style-name="ch2">
          <text:p>PCY retail data</text:p>
        </chart:title>
        <chart:legend chart:legend-position="end" svg:x="36.67cm" svg:y="9.579cm" style:legend-expansion="high" chart:style-name="ch3"/>
        <chart:plot-area chart:style-name="ch4" table:cell-range-address="Sheet1.A1:Sheet1.A40 Sheet1.B1:Sheet1.B1 Sheet1.C1:Sheet1.C120 Sheet1.B41:Sheet1.B41 Sheet1.B81:Sheet1.B81 Sheet1.B201:Sheet1.B201 Sheet1.C201:Sheet1.C240" chart:data-source-has-labels="row" svg:x="1.799cm" svg:y="1.799cm" svg:width="34.102cm" svg:height="18.271cm">
          <chartooo:coordinate-region svg:x="2.262cm" svg:y="2.029cm" svg:width="33.109cm" svg:height="17.332cm"/>
          <chart:axis chart:dimension="x" chart:name="primary-x" chart:style-name="ch5">
            <chart:title svg:x="18.193cm" svg:y="20.5cm" chart:style-name="ch6">
              <text:p>Baskets</text:p>
            </chart:title>
          </chart:axis>
          <chart:axis chart:dimension="y" chart:name="primary-y" chart:style-name="ch5">
            <chart:title svg:x="0.451cm" svg:y="12.1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1:Sheet1.C40" chart:label-cell-address="Sheet1.B1:Sheet1.B1" chart:class="chart:scatter">
            <chart:domain table:cell-range-address="Sheet1.A1:Sheet1.A40"/>
            <chart:data-point chart:repeated="40"/>
          </chart:series>
          <chart:series chart:style-name="ch10" chart:values-cell-range-address="Sheet1.C41:Sheet1.C80" chart:label-cell-address="Sheet1.B41:Sheet1.B41" chart:class="chart:scatter">
            <chart:domain table:cell-range-address="Sheet1.A41:Sheet1.A80"/>
            <chart:error-indicator chart:style-name="ch11" chart:dimension="y"/>
            <chart:data-point chart:repeated="40"/>
          </chart:series>
          <chart:series chart:style-name="ch12" chart:values-cell-range-address="Sheet1.C81:Sheet1.C120" chart:label-cell-address="Sheet1.B81:Sheet1.B81" chart:class="chart:scatter">
            <chart:domain table:cell-range-address="Sheet1.A81:Sheet1.A120"/>
            <chart:data-point chart:repeated="40"/>
          </chart:series>
          <chart:series chart:style-name="ch13" chart:values-cell-range-address="Sheet1.C201:Sheet1.C240" chart:label-cell-address="Sheet1.B201:Sheet1.B201" chart:class="chart:scatter">
            <chart:domain table:cell-range-address="Sheet1.A201:Sheet1.A240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41:Sheet1.B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</text:p>
                <draw:g>
                  <svg:desc>Sheet1.B81:Sheet1.B8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1.B201:Sheet1.B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:Sheet1.A40</svg:desc>
                </draw:g>
              </table:table-cell>
              <table:table-cell office:value-type="float" office:value="5.106">
                <text:p>5.106</text:p>
                <draw:g>
                  <svg:desc>Sheet1.C1:Sheet1.C40</svg:desc>
                </draw:g>
              </table:table-cell>
              <table:table-cell office:value-type="float" office:value="10000">
                <text:p>10000</text:p>
                <draw:g>
                  <svg:desc>Sheet1.A41:Sheet1.A80</svg:desc>
                </draw:g>
              </table:table-cell>
              <table:table-cell office:value-type="float" office:value="1.326">
                <text:p>1.326</text:p>
                <draw:g>
                  <svg:desc>Sheet1.C41:Sheet1.C80</svg:desc>
                </draw:g>
              </table:table-cell>
              <table:table-cell office:value-type="float" office:value="10000">
                <text:p>10000</text:p>
                <draw:g>
                  <svg:desc>Sheet1.A81:Sheet1.A120</svg:desc>
                </draw:g>
              </table:table-cell>
              <table:table-cell office:value-type="float" office:value="0.792">
                <text:p>0.792</text:p>
                <draw:g>
                  <svg:desc>Sheet1.C81:Sheet1.C120</svg:desc>
                </draw:g>
              </table:table-cell>
              <table:table-cell office:value-type="float" office:value="10000">
                <text:p>10000</text:p>
                <draw:g>
                  <svg:desc>Sheet1.A201:Sheet1.A240</svg:desc>
                </draw:g>
              </table:table-cell>
              <table:table-cell office:value-type="float" office:value="0.289">
                <text:p>0.289</text:p>
                <draw:g>
                  <svg:desc>Sheet1.C201:Sheet1.C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099">
                <text:p>5.099</text:p>
              </table:table-cell>
              <table:table-cell office:value-type="float" office:value="10000">
                <text:p>10000</text:p>
              </table:table-cell>
              <table:table-cell office:value-type="float" office:value="1.33">
                <text:p>1.33</text:p>
              </table:table-cell>
              <table:table-cell office:value-type="float" office:value="10000">
                <text:p>10000</text:p>
              </table:table-cell>
              <table:table-cell office:value-type="float" office:value="0.798">
                <text:p>0.798</text:p>
              </table:table-cell>
              <table:table-cell office:value-type="float" office:value="10000">
                <text:p>10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.558">
                <text:p>5.558</text:p>
              </table:table-cell>
              <table:table-cell office:value-type="float" office:value="10000">
                <text:p>10000</text:p>
              </table:table-cell>
              <table:table-cell office:value-type="float" office:value="1.329">
                <text:p>1.329</text:p>
              </table:table-cell>
              <table:table-cell office:value-type="float" office:value="10000">
                <text:p>10000</text:p>
              </table:table-cell>
              <table:table-cell office:value-type="float" office:value="0.812">
                <text:p>0.812</text:p>
              </table:table-cell>
              <table:table-cell office:value-type="float" office:value="10000">
                <text:p>100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.1">
                <text:p>5.1</text:p>
              </table:table-cell>
              <table:table-cell office:value-type="float" office:value="10000">
                <text:p>10000</text:p>
              </table:table-cell>
              <table:table-cell office:value-type="float" office:value="1.335">
                <text:p>1.335</text:p>
              </table:table-cell>
              <table:table-cell office:value-type="float" office:value="10000">
                <text:p>10000</text:p>
              </table:table-cell>
              <table:table-cell office:value-type="float" office:value="0.799">
                <text:p>0.799</text:p>
              </table:table-cell>
              <table:table-cell office:value-type="float" office:value="10000">
                <text:p>100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5.098">
                <text:p>5.098</text:p>
              </table:table-cell>
              <table:table-cell office:value-type="float" office:value="10000">
                <text:p>10000</text:p>
              </table:table-cell>
              <table:table-cell office:value-type="float" office:value="1.314">
                <text:p>1.314</text:p>
              </table:table-cell>
              <table:table-cell office:value-type="float" office:value="10000">
                <text:p>10000</text:p>
              </table:table-cell>
              <table:table-cell office:value-type="float" office:value="0.806">
                <text:p>0.806</text:p>
              </table:table-cell>
              <table:table-cell office:value-type="float" office:value="10000">
                <text:p>10000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5.844">
                <text:p>5.844</text:p>
              </table:table-cell>
              <table:table-cell office:value-type="float" office:value="20000">
                <text:p>20000</text:p>
              </table:table-cell>
              <table:table-cell office:value-type="float" office:value="2.006">
                <text:p>2.006</text:p>
              </table:table-cell>
              <table:table-cell office:value-type="float" office:value="20000">
                <text:p>20000</text:p>
              </table:table-cell>
              <table:table-cell office:value-type="float" office:value="1.118">
                <text:p>1.118</text:p>
              </table:table-cell>
              <table:table-cell office:value-type="float" office:value="20000">
                <text:p>20000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.362">
                <text:p>5.362</text:p>
              </table:table-cell>
              <table:table-cell office:value-type="float" office:value="20000">
                <text:p>20000</text:p>
              </table:table-cell>
              <table:table-cell office:value-type="float" office:value="2.008">
                <text:p>2.008</text:p>
              </table:table-cell>
              <table:table-cell office:value-type="float" office:value="20000">
                <text:p>20000</text:p>
              </table:table-cell>
              <table:table-cell office:value-type="float" office:value="1.13">
                <text:p>1.13</text:p>
              </table:table-cell>
              <table:table-cell office:value-type="float" office:value="20000">
                <text:p>20000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5.607">
                <text:p>5.607</text:p>
              </table:table-cell>
              <table:table-cell office:value-type="float" office:value="20000">
                <text:p>20000</text:p>
              </table:table-cell>
              <table:table-cell office:value-type="float" office:value="2.009">
                <text:p>2.009</text:p>
              </table:table-cell>
              <table:table-cell office:value-type="float" office:value="20000">
                <text:p>20000</text:p>
              </table:table-cell>
              <table:table-cell office:value-type="float" office:value="1.125">
                <text:p>1.125</text:p>
              </table:table-cell>
              <table:table-cell office:value-type="float" office:value="20000">
                <text:p>20000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5.841">
                <text:p>5.841</text:p>
              </table:table-cell>
              <table:table-cell office:value-type="float" office:value="20000">
                <text:p>20000</text:p>
              </table:table-cell>
              <table:table-cell office:value-type="float" office:value="1.989">
                <text:p>1.989</text:p>
              </table:table-cell>
              <table:table-cell office:value-type="float" office:value="20000">
                <text:p>20000</text:p>
              </table:table-cell>
              <table:table-cell office:value-type="float" office:value="1.126">
                <text:p>1.126</text:p>
              </table:table-cell>
              <table:table-cell office:value-type="float" office:value="20000">
                <text:p>20000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5.83">
                <text:p>5.83</text:p>
              </table:table-cell>
              <table:table-cell office:value-type="float" office:value="20000">
                <text:p>20000</text:p>
              </table:table-cell>
              <table:table-cell office:value-type="float" office:value="2.004">
                <text:p>2.004</text:p>
              </table:table-cell>
              <table:table-cell office:value-type="float" office:value="20000">
                <text:p>20000</text:p>
              </table:table-cell>
              <table:table-cell office:value-type="float" office:value="1.13">
                <text:p>1.13</text:p>
              </table:table-cell>
              <table:table-cell office:value-type="float" office:value="20000">
                <text:p>20000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6.312">
                <text:p>6.312</text:p>
              </table:table-cell>
              <table:table-cell office:value-type="float" office:value="30000">
                <text:p>30000</text:p>
              </table:table-cell>
              <table:table-cell office:value-type="float" office:value="2.619">
                <text:p>2.619</text:p>
              </table:table-cell>
              <table:table-cell office:value-type="float" office:value="30000">
                <text:p>30000</text:p>
              </table:table-cell>
              <table:table-cell office:value-type="float" office:value="1.453">
                <text:p>1.453</text:p>
              </table:table-cell>
              <table:table-cell office:value-type="float" office:value="30000">
                <text:p>3000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6.337">
                <text:p>6.337</text:p>
              </table:table-cell>
              <table:table-cell office:value-type="float" office:value="30000">
                <text:p>30000</text:p>
              </table:table-cell>
              <table:table-cell office:value-type="float" office:value="2.632">
                <text:p>2.632</text:p>
              </table:table-cell>
              <table:table-cell office:value-type="float" office:value="30000">
                <text:p>30000</text:p>
              </table:table-cell>
              <table:table-cell office:value-type="float" office:value="1.426">
                <text:p>1.426</text:p>
              </table:table-cell>
              <table:table-cell office:value-type="float" office:value="30000">
                <text:p>3000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6.319">
                <text:p>6.319</text:p>
              </table:table-cell>
              <table:table-cell office:value-type="float" office:value="30000">
                <text:p>30000</text:p>
              </table:table-cell>
              <table:table-cell office:value-type="float" office:value="2.627">
                <text:p>2.627</text:p>
              </table:table-cell>
              <table:table-cell office:value-type="float" office:value="30000">
                <text:p>30000</text:p>
              </table:table-cell>
              <table:table-cell office:value-type="float" office:value="1.433">
                <text:p>1.433</text:p>
              </table:table-cell>
              <table:table-cell office:value-type="float" office:value="30000">
                <text:p>300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6.326">
                <text:p>6.326</text:p>
              </table:table-cell>
              <table:table-cell office:value-type="float" office:value="30000">
                <text:p>30000</text:p>
              </table:table-cell>
              <table:table-cell office:value-type="float" office:value="2.613">
                <text:p>2.613</text:p>
              </table:table-cell>
              <table:table-cell office:value-type="float" office:value="30000">
                <text:p>30000</text:p>
              </table:table-cell>
              <table:table-cell office:value-type="float" office:value="1.444">
                <text:p>1.444</text:p>
              </table:table-cell>
              <table:table-cell office:value-type="float" office:value="30000">
                <text:p>30000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6.342">
                <text:p>6.342</text:p>
              </table:table-cell>
              <table:table-cell office:value-type="float" office:value="30000">
                <text:p>30000</text:p>
              </table:table-cell>
              <table:table-cell office:value-type="float" office:value="2.641">
                <text:p>2.641</text:p>
              </table:table-cell>
              <table:table-cell office:value-type="float" office:value="30000">
                <text:p>30000</text:p>
              </table:table-cell>
              <table:table-cell office:value-type="float" office:value="1.445">
                <text:p>1.445</text:p>
              </table:table-cell>
              <table:table-cell office:value-type="float" office:value="30000">
                <text:p>300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7.083">
                <text:p>7.083</text:p>
              </table:table-cell>
              <table:table-cell office:value-type="float" office:value="40000">
                <text:p>40000</text:p>
              </table:table-cell>
              <table:table-cell office:value-type="float" office:value="3.142">
                <text:p>3.142</text:p>
              </table:table-cell>
              <table:table-cell office:value-type="float" office:value="40000">
                <text:p>40000</text:p>
              </table:table-cell>
              <table:table-cell office:value-type="float" office:value="1.747">
                <text:p>1.747</text:p>
              </table:table-cell>
              <table:table-cell office:value-type="float" office:value="40000">
                <text:p>4000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7.108">
                <text:p>7.108</text:p>
              </table:table-cell>
              <table:table-cell office:value-type="float" office:value="40000">
                <text:p>40000</text:p>
              </table:table-cell>
              <table:table-cell office:value-type="float" office:value="3.147">
                <text:p>3.147</text:p>
              </table:table-cell>
              <table:table-cell office:value-type="float" office:value="40000">
                <text:p>40000</text:p>
              </table:table-cell>
              <table:table-cell office:value-type="float" office:value="1.736">
                <text:p>1.736</text:p>
              </table:table-cell>
              <table:table-cell office:value-type="float" office:value="40000">
                <text:p>4000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6.513">
                <text:p>6.513</text:p>
              </table:table-cell>
              <table:table-cell office:value-type="float" office:value="40000">
                <text:p>40000</text:p>
              </table:table-cell>
              <table:table-cell office:value-type="float" office:value="3.131">
                <text:p>3.131</text:p>
              </table:table-cell>
              <table:table-cell office:value-type="float" office:value="40000">
                <text:p>40000</text:p>
              </table:table-cell>
              <table:table-cell office:value-type="float" office:value="1.74">
                <text:p>1.74</text:p>
              </table:table-cell>
              <table:table-cell office:value-type="float" office:value="40000">
                <text:p>400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6.516">
                <text:p>6.516</text:p>
              </table:table-cell>
              <table:table-cell office:value-type="float" office:value="40000">
                <text:p>40000</text:p>
              </table:table-cell>
              <table:table-cell office:value-type="float" office:value="3.13">
                <text:p>3.13</text:p>
              </table:table-cell>
              <table:table-cell office:value-type="float" office:value="40000">
                <text:p>40000</text:p>
              </table:table-cell>
              <table:table-cell office:value-type="float" office:value="1.744">
                <text:p>1.744</text:p>
              </table:table-cell>
              <table:table-cell office:value-type="float" office:value="40000">
                <text:p>4000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7.102">
                <text:p>7.102</text:p>
              </table:table-cell>
              <table:table-cell office:value-type="float" office:value="40000">
                <text:p>40000</text:p>
              </table:table-cell>
              <table:table-cell office:value-type="float" office:value="3.125">
                <text:p>3.125</text:p>
              </table:table-cell>
              <table:table-cell office:value-type="float" office:value="40000">
                <text:p>40000</text:p>
              </table:table-cell>
              <table:table-cell office:value-type="float" office:value="1.747">
                <text:p>1.747</text:p>
              </table:table-cell>
              <table:table-cell office:value-type="float" office:value="40000">
                <text:p>4000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6.967">
                <text:p>6.967</text:p>
              </table:table-cell>
              <table:table-cell office:value-type="float" office:value="50000">
                <text:p>50000</text:p>
              </table:table-cell>
              <table:table-cell office:value-type="float" office:value="3.845">
                <text:p>3.845</text:p>
              </table:table-cell>
              <table:table-cell office:value-type="float" office:value="50000">
                <text:p>50000</text:p>
              </table:table-cell>
              <table:table-cell office:value-type="float" office:value="2.014">
                <text:p>2.014</text:p>
              </table:table-cell>
              <table:table-cell office:value-type="float" office:value="50000">
                <text:p>5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7.253">
                <text:p>7.253</text:p>
              </table:table-cell>
              <table:table-cell office:value-type="float" office:value="50000">
                <text:p>50000</text:p>
              </table:table-cell>
              <table:table-cell office:value-type="float" office:value="3.832">
                <text:p>3.832</text:p>
              </table:table-cell>
              <table:table-cell office:value-type="float" office:value="50000">
                <text:p>50000</text:p>
              </table:table-cell>
              <table:table-cell office:value-type="float" office:value="2.009">
                <text:p>2.009</text:p>
              </table:table-cell>
              <table:table-cell office:value-type="float" office:value="50000">
                <text:p>50000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6.666">
                <text:p>6.666</text:p>
              </table:table-cell>
              <table:table-cell office:value-type="float" office:value="50000">
                <text:p>50000</text:p>
              </table:table-cell>
              <table:table-cell office:value-type="float" office:value="3.847">
                <text:p>3.847</text:p>
              </table:table-cell>
              <table:table-cell office:value-type="float" office:value="50000">
                <text:p>50000</text:p>
              </table:table-cell>
              <table:table-cell office:value-type="float" office:value="2.016">
                <text:p>2.016</text:p>
              </table:table-cell>
              <table:table-cell office:value-type="float" office:value="50000">
                <text:p>50000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6.699">
                <text:p>6.699</text:p>
              </table:table-cell>
              <table:table-cell office:value-type="float" office:value="50000">
                <text:p>50000</text:p>
              </table:table-cell>
              <table:table-cell office:value-type="float" office:value="3.839">
                <text:p>3.839</text:p>
              </table:table-cell>
              <table:table-cell office:value-type="float" office:value="50000">
                <text:p>50000</text:p>
              </table:table-cell>
              <table:table-cell office:value-type="float" office:value="2.004">
                <text:p>2.004</text:p>
              </table:table-cell>
              <table:table-cell office:value-type="float" office:value="50000">
                <text:p>50000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6.961">
                <text:p>6.961</text:p>
              </table:table-cell>
              <table:table-cell office:value-type="float" office:value="50000">
                <text:p>50000</text:p>
              </table:table-cell>
              <table:table-cell office:value-type="float" office:value="3.844">
                <text:p>3.844</text:p>
              </table:table-cell>
              <table:table-cell office:value-type="float" office:value="50000">
                <text:p>50000</text:p>
              </table:table-cell>
              <table:table-cell office:value-type="float" office:value="2.016">
                <text:p>2.016</text:p>
              </table:table-cell>
              <table:table-cell office:value-type="float" office:value="50000">
                <text:p>50000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">
                <text:p>60000</text:p>
              </table:table-cell>
              <table:table-cell office:value-type="float" office:value="6.852">
                <text:p>6.852</text:p>
              </table:table-cell>
              <table:table-cell office:value-type="float" office:value="60000">
                <text:p>60000</text:p>
              </table:table-cell>
              <table:table-cell office:value-type="float" office:value="4.158">
                <text:p>4.158</text:p>
              </table:table-cell>
              <table:table-cell office:value-type="float" office:value="60000">
                <text:p>60000</text:p>
              </table:table-cell>
              <table:table-cell office:value-type="float" office:value="2.362">
                <text:p>2.362</text:p>
              </table:table-cell>
              <table:table-cell office:value-type="float" office:value="60000">
                <text:p>60000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0">
                <text:p>60000</text:p>
              </table:table-cell>
              <table:table-cell office:value-type="float" office:value="7.477">
                <text:p>7.477</text:p>
              </table:table-cell>
              <table:table-cell office:value-type="float" office:value="60000">
                <text:p>60000</text:p>
              </table:table-cell>
              <table:table-cell office:value-type="float" office:value="4.164">
                <text:p>4.164</text:p>
              </table:table-cell>
              <table:table-cell office:value-type="float" office:value="60000">
                <text:p>60000</text:p>
              </table:table-cell>
              <table:table-cell office:value-type="float" office:value="2.36">
                <text:p>2.36</text:p>
              </table:table-cell>
              <table:table-cell office:value-type="float" office:value="60000">
                <text:p>60000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">
                <text:p>60000</text:p>
              </table:table-cell>
              <table:table-cell office:value-type="float" office:value="7.392">
                <text:p>7.392</text:p>
              </table:table-cell>
              <table:table-cell office:value-type="float" office:value="60000">
                <text:p>60000</text:p>
              </table:table-cell>
              <table:table-cell office:value-type="float" office:value="4.153">
                <text:p>4.153</text:p>
              </table:table-cell>
              <table:table-cell office:value-type="float" office:value="60000">
                <text:p>60000</text:p>
              </table:table-cell>
              <table:table-cell office:value-type="float" office:value="2.374">
                <text:p>2.374</text:p>
              </table:table-cell>
              <table:table-cell office:value-type="float" office:value="60000">
                <text:p>60000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7.35">
                <text:p>7.35</text:p>
              </table:table-cell>
              <table:table-cell office:value-type="float" office:value="60000">
                <text:p>60000</text:p>
              </table:table-cell>
              <table:table-cell office:value-type="float" office:value="4.162">
                <text:p>4.162</text:p>
              </table:table-cell>
              <table:table-cell office:value-type="float" office:value="60000">
                <text:p>60000</text:p>
              </table:table-cell>
              <table:table-cell office:value-type="float" office:value="2.365">
                <text:p>2.365</text:p>
              </table:table-cell>
              <table:table-cell office:value-type="float" office:value="60000">
                <text:p>60000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6.851">
                <text:p>6.851</text:p>
              </table:table-cell>
              <table:table-cell office:value-type="float" office:value="60000">
                <text:p>60000</text:p>
              </table:table-cell>
              <table:table-cell office:value-type="float" office:value="4.175">
                <text:p>4.175</text:p>
              </table:table-cell>
              <table:table-cell office:value-type="float" office:value="60000">
                <text:p>60000</text:p>
              </table:table-cell>
              <table:table-cell office:value-type="float" office:value="2.358">
                <text:p>2.358</text:p>
              </table:table-cell>
              <table:table-cell office:value-type="float" office:value="60000">
                <text:p>60000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7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.443">
                <text:p>4.443</text:p>
              </table:table-cell>
              <table:table-cell office:value-type="float" office:value="70000">
                <text:p>70000</text:p>
              </table:table-cell>
              <table:table-cell office:value-type="float" office:value="2.609">
                <text:p>2.609</text:p>
              </table:table-cell>
              <table:table-cell office:value-type="float" office:value="70000">
                <text:p>70000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0">
                <text:p>70000</text:p>
              </table:table-cell>
              <table:table-cell office:value-type="float" office:value="7.172">
                <text:p>7.172</text:p>
              </table:table-cell>
              <table:table-cell office:value-type="float" office:value="70000">
                <text:p>70000</text:p>
              </table:table-cell>
              <table:table-cell office:value-type="float" office:value="4.439">
                <text:p>4.439</text:p>
              </table:table-cell>
              <table:table-cell office:value-type="float" office:value="70000">
                <text:p>70000</text:p>
              </table:table-cell>
              <table:table-cell office:value-type="float" office:value="2.605">
                <text:p>2.605</text:p>
              </table:table-cell>
              <table:table-cell office:value-type="float" office:value="70000">
                <text:p>70000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7.001">
                <text:p>7.001</text:p>
              </table:table-cell>
              <table:table-cell office:value-type="float" office:value="70000">
                <text:p>70000</text:p>
              </table:table-cell>
              <table:table-cell office:value-type="float" office:value="4.429">
                <text:p>4.429</text:p>
              </table:table-cell>
              <table:table-cell office:value-type="float" office:value="70000">
                <text:p>70000</text:p>
              </table:table-cell>
              <table:table-cell office:value-type="float" office:value="2.604">
                <text:p>2.604</text:p>
              </table:table-cell>
              <table:table-cell office:value-type="float" office:value="70000">
                <text:p>70000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7.014">
                <text:p>7.014</text:p>
              </table:table-cell>
              <table:table-cell office:value-type="float" office:value="70000">
                <text:p>70000</text:p>
              </table:table-cell>
              <table:table-cell office:value-type="float" office:value="4.463">
                <text:p>4.463</text:p>
              </table:table-cell>
              <table:table-cell office:value-type="float" office:value="70000">
                <text:p>70000</text:p>
              </table:table-cell>
              <table:table-cell office:value-type="float" office:value="2.618">
                <text:p>2.618</text:p>
              </table:table-cell>
              <table:table-cell office:value-type="float" office:value="70000">
                <text:p>70000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7.006">
                <text:p>7.006</text:p>
              </table:table-cell>
              <table:table-cell office:value-type="float" office:value="70000">
                <text:p>70000</text:p>
              </table:table-cell>
              <table:table-cell office:value-type="float" office:value="4.438">
                <text:p>4.438</text:p>
              </table:table-cell>
              <table:table-cell office:value-type="float" office:value="70000">
                <text:p>70000</text:p>
              </table:table-cell>
              <table:table-cell office:value-type="float" office:value="2.612">
                <text:p>2.612</text:p>
              </table:table-cell>
              <table:table-cell office:value-type="float" office:value="70000">
                <text:p>700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0">
                <text:p>80000</text:p>
              </table:table-cell>
              <table:table-cell office:value-type="float" office:value="7.798">
                <text:p>7.798</text:p>
              </table:table-cell>
              <table:table-cell office:value-type="float" office:value="80000">
                <text:p>80000</text:p>
              </table:table-cell>
              <table:table-cell office:value-type="float" office:value="4.759">
                <text:p>4.759</text:p>
              </table:table-cell>
              <table:table-cell office:value-type="float" office:value="80000">
                <text:p>80000</text:p>
              </table:table-cell>
              <table:table-cell office:value-type="float" office:value="2.887">
                <text:p>2.887</text:p>
              </table:table-cell>
              <table:table-cell office:value-type="float" office:value="80000">
                <text:p>80000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0">
                <text:p>80000</text:p>
              </table:table-cell>
              <table:table-cell office:value-type="float" office:value="7.768">
                <text:p>7.768</text:p>
              </table:table-cell>
              <table:table-cell office:value-type="float" office:value="80000">
                <text:p>80000</text:p>
              </table:table-cell>
              <table:table-cell office:value-type="float" office:value="4.742">
                <text:p>4.742</text:p>
              </table:table-cell>
              <table:table-cell office:value-type="float" office:value="80000">
                <text:p>80000</text:p>
              </table:table-cell>
              <table:table-cell office:value-type="float" office:value="2.873">
                <text:p>2.873</text:p>
              </table:table-cell>
              <table:table-cell office:value-type="float" office:value="80000">
                <text:p>8000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">
                <text:p>80000</text:p>
              </table:table-cell>
              <table:table-cell office:value-type="float" office:value="7.229">
                <text:p>7.229</text:p>
              </table:table-cell>
              <table:table-cell office:value-type="float" office:value="80000">
                <text:p>80000</text:p>
              </table:table-cell>
              <table:table-cell office:value-type="float" office:value="4.735">
                <text:p>4.735</text:p>
              </table:table-cell>
              <table:table-cell office:value-type="float" office:value="80000">
                <text:p>80000</text:p>
              </table:table-cell>
              <table:table-cell office:value-type="float" office:value="2.892">
                <text:p>2.892</text:p>
              </table:table-cell>
              <table:table-cell office:value-type="float" office:value="80000">
                <text:p>8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0">
                <text:p>80000</text:p>
              </table:table-cell>
              <table:table-cell office:value-type="float" office:value="7.526">
                <text:p>7.526</text:p>
              </table:table-cell>
              <table:table-cell office:value-type="float" office:value="80000">
                <text:p>80000</text:p>
              </table:table-cell>
              <table:table-cell office:value-type="float" office:value="4.743">
                <text:p>4.743</text:p>
              </table:table-cell>
              <table:table-cell office:value-type="float" office:value="80000">
                <text:p>80000</text:p>
              </table:table-cell>
              <table:table-cell office:value-type="float" office:value="2.887">
                <text:p>2.887</text:p>
              </table:table-cell>
              <table:table-cell office:value-type="float" office:value="80000">
                <text:p>80000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7.218">
                <text:p>7.218</text:p>
              </table:table-cell>
              <table:table-cell office:value-type="float" office:value="80000">
                <text:p>80000</text:p>
              </table:table-cell>
              <table:table-cell office:value-type="float" office:value="4.733">
                <text:p>4.733</text:p>
              </table:table-cell>
              <table:table-cell office:value-type="float" office:value="80000">
                <text:p>80000</text:p>
              </table:table-cell>
              <table:table-cell office:value-type="float" office:value="2.891">
                <text:p>2.891</text:p>
              </table:table-cell>
              <table:table-cell office:value-type="float" office:value="80000">
                <text:p>80000</text:p>
              </table:table-cell>
              <table:table-cell office:value-type="float" office:value="1.985">
                <text:p>1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